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6cm"/>
    </style:style>
    <style:style style:name="co2" style:family="table-column">
      <style:table-column-properties fo:break-before="auto" style:column-width="13.111cm"/>
    </style:style>
    <style:style style:name="co3" style:family="table-column">
      <style:table-column-properties fo:break-before="auto" style:column-width="2.53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3.21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2.233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32cd32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9" table:number-columns-repeated="16374" table:default-cell-style-name="ce4"/>
        <table:table-row table:style-name="ro1">
          <table:table-cell table:style-name="ce1" office:value-type="string" calcext:value-type="string">
            <text:p>S.No</text:p>
          </table:table-cell>
          <table:table-cell table:style-name="ce3" office:value-type="string" calcext:value-type="string">
            <text:p>URL</text:p>
          </table:table-cell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Difficulty</text:p>
          </table:table-cell>
          <table:table-cell table:style-name="ce1" office:value-type="string" calcext:value-type="string">
            <text:p>Solved</text:p>
          </table:table-cell>
          <table:table-cell table:style-name="ce1" office:value-type="string" calcext:value-type="string">
            <text:p>Beats %</text:p>
          </table:table-cell>
          <table:table-cell table:style-name="ce1" office:value-type="string" calcext:value-type="string">
            <text:p>Must Revis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Revised Count</text:p>
          </table:table-cell>
          <table:table-cell table:style-name="ce1"/>
          <table:table-cell table:style-name="ce3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leetcode.com/problems/keys-and-rooms/" xlink:type="simple">https://leetcode.com/problems/keys-and-rooms/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</text:p>
          </table:table-cell>
          <table:table-cell office:value-type="float" office:value="27.39" calcext:value-type="float">
            <text:p>27.39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<text:a xlink:href="https://leetcode.com/problems/greatest-common-divisor-of-strings/" xlink:type="simple">https://leetcode.com/problems/greatest-common-divisor-of-strings/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</text:p>
          </table:table-cell>
          <table:table-cell office:value-type="float" office:value="5.03" calcext:value-type="float">
            <text:p>5.03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<text:a xlink:href="https://leetcode.com/problems/move-zeroes/submissions" xlink:type="simple">https://leetcode.com/problems/move-zeroes/submissions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</text:p>
          </table:table-cell>
          <table:table-cell office:value-type="float" office:value="84.91" calcext:value-type="float">
            <text:p>84.91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<text:a xlink:href="https://leetcode.com/problems/maximum-average-subarray-i/" xlink:type="simple">https://leetcode.com/problems/maximum-average-subarray-i/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<text:a xlink:href="https://leetcode.com/problems/find-the-highest-altitude/" xlink:type="simple">https://leetcode.com/problems/find-the-highest-altitude/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N</text:p>
          </table:table-cell>
          <table:table-cell table:style-name="ce6"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<text:a xlink:href="https://leetcode.com/problems/find-the-difference-of-two-arrays/" xlink:type="simple">https://leetcode.com/problems/find-the-difference-of-two-arrays/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</text:p>
          </table:table-cell>
          <table:table-cell office:value-type="float" office:value="13.44" calcext:value-type="float">
            <text:p>13.44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<text:a xlink:href="https://leetcode.com/problems/removing-stars-from-a-string" xlink:type="simple">https://leetcode.com/problems/removing-stars-from-a-string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</text:p>
          </table:table-cell>
          <table:table-cell office:value-type="float" office:value="20.67" calcext:value-type="float">
            <text:p>20.67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<text:a xlink:href="https://leetcode.com/problems/number-of-recent-calls" xlink:type="simple">https://leetcode.com/problems/number-of-recent-calls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</text:p>
          </table:table-cell>
          <table:table-cell office:value-type="float" office:value="83.17" calcext:value-type="float">
            <text:p>83.17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<text:a xlink:href="https://leetcode.com/problems/delete-the-middle-node-of-a-linked-list" xlink:type="simple">https://leetcode.com/problems/delete-the-middle-node-of-a-linked-list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</text:p>
          </table:table-cell>
          <table:table-cell table:style-name="ce5" office:value-type="float" office:value="99.78" calcext:value-type="float">
            <text:p>99.78</text:p>
          </table:table-cell>
          <table:table-cell table:style-name="ce5" office:value-type="string" calcext:value-type="string">
            <text:p>N</text:p>
          </table:table-cell>
          <table:table-cell table:style-name="ce6"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<text:a xlink:href="https://leetcode.com/problems/maximum-depth-of-binary-tree" xlink:type="simple">https://leetcode.com/problems/maximum-depth-of-binary-tree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</text:p>
          </table:table-cell>
          <table:table-cell table:style-name="ce5" office:value-type="float" office:value="100" calcext:value-type="float">
            <text:p>1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ook Help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<text:a xlink:href="https://leetcode.com/problems/binary-tree-right-side-view" xlink:type="simple">https://leetcode.com/problems/binary-tree-right-side-view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<text:a xlink:href="https://leetcode.com/problems/search-in-a-binary-search-tree" xlink:type="simple">https://leetcode.com/problems/search-in-a-binary-search-tree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<text:a xlink:href="https://leetcode.com/problems/keys-and-rooms/" xlink:type="simple">https://leetcode.com/problems/keys-and-rooms/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</text:p>
          </table:table-cell>
          <table:table-cell office:value-type="float" office:value="27.39" calcext:value-type="float">
            <text:p>27.39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<text:a xlink:href="https://leetcode.com/problems/counting-bits" xlink:type="simple">https://leetcode.com/problems/counting-bits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</text:p>
          </table:table-cell>
          <table:table-cell office:value-type="float" office:value="22.76" calcext:value-type="float">
            <text:p>22.76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number-columns-repeated="16383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number-columns-repeated="16383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number-columns-repeated="16383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number-columns-repeated="16383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number-columns-repeated="16383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number-columns-repeated="16383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number-columns-repeated="16383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01:38:22.323929389</meta:creation-date>
    <meta:generator>LibreOffice/24.8.5.2$Linux_X86_64 LibreOffice_project/480$Build-2</meta:generator>
    <dc:date>2025-03-24T01:59:58.804121907</dc:date>
    <meta:editing-duration>PT21M20S</meta:editing-duration>
    <meta:editing-cycles>30</meta:editing-cycles>
    <meta:document-statistic meta:table-count="1" meta:cell-count="129" meta:object-count="0"/>
  </office:meta>
</office:document-meta>
</file>